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228cm" fo:break-before="auto" style:use-optimal-row-height="true"/>
    </style:style>
    <style:style style:name="ro7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language-asian="hi" style:country-asian="IN" style:font-size-asian="10pt" style:letter-kerning="true" style:use-window-font-color="true" style:text-overline-style="none" style:text-overline-color="font-color" style:font-relief="none" style:text-emphasize="none" style:font-style-complex="normal" style:font-style-asian="normal" style:font-weight-complex="bold" style:font-weight-asian="bold" style:font-name="Liberation Sans" style:font-name-complex="DejaVu Sans" style:language-complex="none" style:country-complex="none" style:text-line-through-mode="continuous" fo:text-shadow="none" style:text-outline="false" fo:font-style="normal" style:text-line-through-type="none" style:text-underline-style="none" style:text-underline-color="font-color" fo:font-size="10pt" fo:language="fr" fo:country="FR" style:font-name-asian="FreeSans" style:font-size-complex="10pt"/>
    </style:style>
    <style:style style:name="T2" style:family="text">
      <style:text-properties fo:text-shadow="none" style:letter-kerning="true" style:use-window-font-color="true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DejaVu Sans" style:language-complex="none" style:country-complex="none" style:text-line-through-mode="continuous" style:font-name="Liberation Sans" style:text-outline="false" fo:font-style="normal" style:text-line-through-type="none" style:text-underline-style="none" style:text-underline-color="font-color" fo:font-size="10pt" fo:language="fr" fo:country="FR" style:language-asian="hi" style:country-asian="IN" style:font-name-asian="Free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Acte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Qui ?</text:p>
          </table:table-cell>
          <table:table-cell office:value-type="string" calcext:value-type="string">
            <text:p>Montage fait ?</text:p>
          </table:table-cell>
          <table:table-cell office:value-type="string" calcext:value-type="string">
            <text:p>Validation def ?</text:p>
          </table:table-cell>
          <table:table-cell office:value-type="string" calcext:value-type="string">
            <text:p>Nom fichier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t publicitaire pour le spray blanchisseur de Baron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ingle d’attente Jack Caesa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attend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présentati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es de Jack Caesa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3</text:p>
          </table:table-cell>
          <table:table-cell office:value-type="string" calcext:value-type="string">
            <text:p>reste jingle JC à termin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te discours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4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C blanchit les Barons. Mireille intervient. Elle envoie le début de l’histoire, jusqu’à ce que Dagz ait présenté le spectacle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1-5</text:p>
          </table:table-cell>
          <table:table-cell office:value-type="string" calcext:value-type="string">
            <text:p>Ya-t-il besoin d’envoyer le titre du film ? (Orage ô Tournag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din Dalida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1-6</text:p>
          </table:table-cell>
          <table:table-cell office:value-type="string" calcext:value-type="string">
            <text:p>Manque rush entrée dans le théâ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ah Voyant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7</text:p>
          </table:table-cell>
          <table:table-cell office:value-type="string" calcext:value-type="string">
            <text:p>Manque rush entrée voy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ir</text:p>
          </table:table-cell>
          <table:table-cell table:number-columns-repeated="3"/>
          <table:table-cell office:value-type="string" calcext:value-type="string">
            <text:p>Ch1-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ces deux là ont l’air bien sympathiques...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ours Mireille interrompu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2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ère scène tour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3</text:p>
          </table:table-cell>
          <table:table-cell office:value-type="string" calcext:value-type="string">
            <text:p>le tableau des échecs d’EM est absent. A mon avis, ça représente beaucoup trop de travail !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our à Mireille, dont nouvelle interruption jing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4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tacle des Vanupiés</text:p>
          </table:table-cell>
          <table:table-cell office:value-type="string" calcext:value-type="string">
            <text:p>Nico/Orl</text:p>
          </table:table-cell>
          <table:table-cell table:number-columns-repeated="2"/>
          <table:table-cell office:value-type="string" calcext:value-type="string">
            <text:p>Ch2-5</text:p>
          </table:table-cell>
          <table:table-cell office:value-type="string" calcext:value-type="string">
            <text:p>manque crieur, fakir loge &amp; spectacle, EM contrat Dédé. Réfléchir au découpage des fichiers..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tour d’EM chez JC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rise narration Mireille</text:p>
          </table:table-cell>
          <table:table-cell table:number-columns-repeated="3"/>
          <table:table-cell office:value-type="string" calcext:value-type="string">
            <text:p>Ch3-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rutement bistrot clandestin</text:p>
          </table:table-cell>
          <table:table-cell table:number-columns-repeated="3"/>
          <table:table-cell office:value-type="string" calcext:value-type="string">
            <text:p>Ch3-3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din trouve les Vanupiés tristes, il veut leur jouer du violon</text:p>
          </table:table-cell>
          <table:table-cell table:number-columns-repeated="3"/>
          <table:table-cell office:value-type="string" calcext:value-type="string">
            <text:p>Ch3-4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« et pourquoi pas des crêpes ? » –&gt; violon /poêle –&gt; fondu au noir</text:p>
          </table:table-cell>
          <table:table-cell table:number-columns-repeated="3"/>
          <table:table-cell office:value-type="string" calcext:value-type="string">
            <text:p>Ch3-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ean Eudes, on enchaîne, là !</text:p>
          </table:table-cell>
          <table:table-cell table:number-columns-repeated="3"/>
          <table:table-cell office:value-type="string" calcext:value-type="string">
            <text:p>Ch3-6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z demande aux BF d’aller coller des affiches. S&amp;R essaient le fakirt la voyante. BF collent affiches. Dagz essaie cerceau</text:p>
          </table:table-cell>
          <table:table-cell table:number-columns-repeated="3"/>
          <table:table-cell office:value-type="string" calcext:value-type="string">
            <text:p>Ch3-7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spatule passe dans le cerceau, brûle le paillasson, le fakir s’assoit dessus</text:p>
          </table:table-cell>
          <table:table-cell table:number-columns-repeated="3"/>
          <table:table-cell office:value-type="string" calcext:value-type="string">
            <text:p>Ch3-8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et voyante. Les BF collent des affiches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9</text:p>
          </table:table-cell>
          <table:table-cell office:value-type="string" calcext:value-type="string">
            <text:p>reste intégration des BF affich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approchent la voyante</text:p>
          </table:table-cell>
          <table:table-cell table:number-columns-repeated="3"/>
          <table:table-cell office:value-type="string" calcext:value-type="string">
            <text:p>Ch3-10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oêle les assomme, ils sont éjectés. Ils reviennent faire leur rapport à EM</text:p>
          </table:table-cell>
          <table:table-cell table:number-columns-repeated="3"/>
          <table:table-cell office:value-type="string" calcext:value-type="string">
            <text:p>Ch3-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Mireille</text:p>
          </table:table-cell>
          <table:table-cell table:number-columns-repeated="3"/>
          <table:table-cell office:value-type="string" calcext:value-type="string">
            <text:p>Ch4-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a une vision en bas de la tour de JC. Il recrute Ninon</text:p>
          </table:table-cell>
          <table:table-cell table:number-columns-repeated="3"/>
          <table:table-cell office:value-type="string" calcext:value-type="string">
            <text:p>Ch4-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eille raconte, annonce le titre</text:p>
          </table:table-cell>
          <table:table-cell table:number-columns-repeated="3"/>
          <table:table-cell office:value-type="string" calcext:value-type="string">
            <text:p>Ch4-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Yula 1</text:p>
          </table:table-cell>
          <table:table-cell table:number-columns-repeated="3"/>
          <table:table-cell office:value-type="string" calcext:value-type="string">
            <text:p>Ch4-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Dalida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Dalida Saladin</text:p>
          </table:table-cell>
          <table:table-cell table:number-columns-repeated="3"/>
          <table:table-cell office:value-type="string" calcext:value-type="string">
            <text:p>Ch4-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2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Gros plan sur Yula dans sa cabine chuchote fort: « ouverture rideaux »</text:span></text:p>
          </table:table-cell>
          <table:table-cell table:number-columns-repeated="3"/>
          <table:table-cell office:value-type="string" calcext:value-type="string">
            <text:p>Ch4-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Voyante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ante bowling</text:p>
          </table:table-cell>
          <table:table-cell table:number-columns-repeated="3"/>
          <table:table-cell office:value-type="string" calcext:value-type="string">
            <text:p>Ch4-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3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2">Gros plan sur Yula dans sa cabine s’agace et chuchote en criant: « ouverture rideaux ». Le zombie perd une oreille</text:span></text:p>
          </table:table-cell>
          <table:table-cell table:number-columns-repeated="3"/>
          <table:table-cell office:value-type="string" calcext:value-type="string">
            <text:p>Ch4-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Fakir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Fakir Doah</text:p>
          </table:table-cell>
          <table:table-cell table:number-columns-repeated="3"/>
          <table:table-cell office:value-type="string" calcext:value-type="string">
            <text:p>Ch4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4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ombie perd son nez –&gt; fin de la scène</text:p>
          </table:table-cell>
          <table:table-cell table:number-columns-repeated="3"/>
          <table:table-cell office:value-type="string" calcext:value-type="string">
            <text:p>Ch4-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« Pathétique, n’est-ce pas ? »</text:p>
          </table:table-cell>
          <table:table-cell table:number-columns-repeated="3"/>
          <table:table-cell office:value-type="string" calcext:value-type="string">
            <text:p>Ch4-1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ueil spectacle –&gt; fin du spectacle</text:p>
          </table:table-cell>
          <table:table-cell table:number-columns-repeated="3"/>
          <table:table-cell office:value-type="string" calcext:value-type="string">
            <text:p>Ch4-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belle, 4 barons, Adeline</text:p>
          </table:table-cell>
          <table:table-cell table:number-columns-repeated="3"/>
          <table:table-cell office:value-type="string" calcext:value-type="string">
            <text:p>Ch4-13</text:p>
          </table:table-cell>
          <table:table-cell office:value-type="string" calcext:value-type="string">
            <text:p>vérifier les besoins en découpages (résidence?)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commence à parler, est interrompue par l’explosion</text:p>
          </table:table-cell>
          <table:table-cell table:number-columns-repeated="3"/>
          <table:table-cell office:value-type="string" calcext:value-type="string">
            <text:p>Ch5-1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découvre les BF au plateau, envoie le tracto-botte. Ca trace jusqu’à la voyante</text:p>
          </table:table-cell>
          <table:table-cell table:number-columns-repeated="3"/>
          <table:table-cell office:value-type="string" calcext:value-type="string">
            <text:p>Ch5-2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voyante se mange des objets dans la gueul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rash du tracto-bott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40:23.514443196</meta:creation-date>
    <dc:date>2022-09-07T10:49:25.331308118</dc:date>
    <meta:editing-duration>PT1H23M46S</meta:editing-duration>
    <meta:editing-cycles>7</meta:editing-cycles>
    <meta:generator>LibreOffice/7.0.4.2$Linux_X86_64 LibreOffice_project/00$Build-2</meta:generator>
    <meta:document-statistic meta:table-count="1" meta:cell-count="238" meta:object-count="0"/>
  </office:meta>
</office:document-meta>
</file>